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  <style:paragraph-properties style:writing-mode="tb-rl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  <style:paragraph-properties style:writing-mode="tb-rl"/>
    </style:style>
    <style:style style:name="gr5" style:family="graphic" style:parent-style-name="standard">
      <style:graphic-properties draw:stroke="none" svg:stroke-color="#000000" draw:fill="none" draw:fill-color="#ffffff" fo:min-height="1.141cm"/>
    </style:style>
    <style:style style:name="gr6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  <style:paragraph-properties style:writing-mode="tb-rl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 draw:shadow="hidden"/>
      <style:paragraph-properties style:writing-mode="tb-rl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 draw:shadow="hidden"/>
      <style:paragraph-properties style:writing-mode="tb-rl"/>
    </style:style>
    <style:style style:name="gr12" style:family="graphic" style:parent-style-name="standard">
      <style:graphic-properties svg:stroke-color="#000000" draw:marker-start="Arrowheads_20_1" draw:marker-start-width="0.3cm" draw:marker-end="Arrowheads_20_1" draw:marker-end-width="0.3cm" draw:fill="solid" draw:fill-color="#cfe7f5" draw:textarea-vertical-align="middle" draw:shadow="hidden"/>
    </style:style>
    <style:style style:name="gr1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2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sunrise-title">
      <style:graphic-properties draw:fill-color="#ffffff" draw:auto-grow-height="true" fo:min-height="3.506cm"/>
    </style:style>
    <style:style style:name="pr2" style:family="presentation" style:parent-style-name="lyt-sunrise-outline1">
      <style:graphic-properties fo:min-height="12.18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notes">
      <style:graphic-properties draw:fill-color="#ffffff" fo:min-height="13.364cm"/>
    </style:style>
    <style:style style:name="pr6" style:family="presentation" style:parent-style-name="lyt-sunrise-title">
      <style:graphic-properties draw:auto-grow-height="true" fo:min-height="3.506cm"/>
    </style:style>
    <style:style style:name="pr7" style:family="presentation" style:parent-style-name="lyt-sunrise-outline1">
      <style:graphic-properties draw:auto-grow-height="true" fo:min-height="12.18cm"/>
    </style:style>
    <style:style style:name="pr8" style:family="presentation" style:parent-style-name="lyt-sunrise-outline1">
      <style:graphic-properties fo:min-height="8.712cm"/>
    </style:style>
    <style:style style:name="pr9" style:family="presentation" style:parent-style-name="lyt-sunrise-outline1">
      <style:graphic-properties fo:min-height="3.886cm"/>
    </style:style>
    <style:style style:name="pr10" style:family="presentation" style:parent-style-name="lyt-sunrise-outline1" style:list-style-name="L3">
      <style:graphic-properties draw:auto-grow-height="true" fo:min-height="12.18cm"/>
    </style:style>
    <style:style style:name="pr11" style:family="presentation" style:parent-style-name="lyt-sunrise-outline1" style:list-style-name="L3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tb-rl"/>
    </style:style>
    <style:style style:name="P5" style:family="paragraph">
      <style:text-properties fo:font-family="Arial" style:font-family-generic="swiss" style:font-pitch="variable" fo:font-size="26pt" style:font-size-asian="26pt" style:font-size-complex="26pt"/>
    </style:style>
    <style:style style:name="P6" style:family="paragraph">
      <style:text-properties fo:font-family="Arial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text-properties fo:font-family="Arial" style:font-family-generic="swiss" style:font-pitch="variabl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font-family="Arial" style:font-family-generic="swiss" style:font-pitch="variable" fo:font-size="26pt" style:font-family-asian="Ubuntu" style:font-style-name-asian="Regular" style:font-size-asian="26pt" style:font-family-complex="Ubuntu" style:font-style-name-complex="Regular" style:font-size-complex="26pt"/>
    </style:style>
    <style:style style:name="T4" style:family="text">
      <style:text-properties fo:font-family="Arial" style:font-family-generic="swiss" style:font-pitch="variable" fo:font-size="22pt" style:font-size-asian="22pt" style:font-size-complex="22pt"/>
    </style:style>
    <style:style style:name="T5" style:family="text">
      <style:text-properties fo:font-family="Arial" style:font-family-generic="swiss" style:font-pitch="variable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Arial" style:font-family-generic="swiss" style:font-pitch="variable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Arial" style:font-family-generic="swiss" style:font-pitch="variable" fo:font-size="26pt" style:font-size-asian="26pt" style:font-size-complex="26pt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2" text:bullet-char="–">
        <style:list-level-properties text:min-label-width="0.635cm"/>
        <style:text-properties fo:font-family="StarSymbol" fo:color="#000080" fo:font-size="75%"/>
      </text:list-level-style-bullet>
      <text:list-level-style-bullet text:level="3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4" text:bullet-char="–">
        <style:list-level-properties text:min-label-width="0.635cm"/>
        <style:text-properties fo:font-family="StarSymbol" fo:color="#000080" fo:font-size="75%"/>
      </text:list-level-style-bullet>
      <text:list-level-style-bullet text:level="5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6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7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8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9" text:bullet-char="●">
        <style:list-level-properties text:min-label-width="0.635cm"/>
        <style:text-properties fo:font-family="StarSymbol" fo:color="#000080" fo:font-size="45%"/>
      </text:list-level-style-bullet>
      <text:list-level-style-bullet text:level="10" text:bullet-char="●">
        <style:list-level-properties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937cm" presentation:class="title">
          <draw:text-box>
            <text:p text:style-name="P1">Java-Based GNRS</text:p>
          </draw:text-box>
        </draw:frame>
        <draw:frame presentation:style-name="pr2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>Original prototype (C/C++) becoming unmaintainable, so a new implementation was chosen</text:p>
              </text:list-item>
              <text:list-item>
                <text:p>Java language selected because of familiarity, avoids some pitfalls seen in C/C++ code</text:p>
              </text:list-item>
              <text:list-item>
                <text:p>Implementation is feature-complete to about 80% of C/C++ (2 weeks)</text:p>
              </text:list-item>
              <text:list-item>
                <text:p>Uses “V1.0” protocol specification from MF Wiki</text:p>
              </text:list-item>
              <text:list-item>
                <text:p>Tracking independently in “new_server” branch of Git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Code Concept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eep things modular - separate functionality with simple interfaces.</text:p>
              </text:list-item>
              <text:list-item>
                <text:p>Primary server engine ignorant of other component details (black box): network, GUID hashing, storage engine.</text:p>
              </text:list-item>
              <text:list-item>
                <text:p>Configuration files provide “run-time” tuning and changes wherever possible.</text:p>
              </text:list-item>
              <text:list-item>
                <text:p>Utilize standard libraries wherever practi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">
        <office:forms form:automatic-focus="false" form:apply-design-mode="false"/>
        <draw:frame presentation:style-name="pr6" draw:layer="layout" svg:width="25.199cm" svg:height="3.506cm" svg:x="1.4cm" svg:y="0.937cm" presentation:class="title">
          <draw:text-box>
            <text:p>Server Components</text:p>
          </draw:text-box>
        </draw:frame>
        <draw:custom-shape draw:style-name="gr2" draw:text-style-name="P3" draw:layer="layout" svg:width="6.798cm" svg:height="4.753cm" svg:x="10.944cm" svg:y="6.233cm">
          <text:p text:style-name="P3">GNRS</text:p>
          <text:p text:style-name="P3">Engin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236cm" svg:height="3.764cm" svg:x="10.944cm" svg:y="13.429cm">
            <text:p text:style-name="P4">IPv4/UDP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236cm" svg:height="3.764cm" svg:x="12.644cm" svg:y="13.429cm">
            <text:p text:style-name="P4">IPv6/UDP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236cm" svg:height="3.764cm" svg:x="16.506cm" svg:y="13.429cm">
            <text:p text:style-name="P4">MF Route</text:p>
            <draw:enhanced-geometry svg:viewBox="0 0 21600 21600" draw:type="rectangle" draw:enhanced-path="M 0 0 L 21600 0 21600 21600 0 21600 0 0 Z N"/>
          </draw:custom-shape>
          <draw:frame draw:style-name="gr5" draw:layer="layout" svg:width="1.854cm" svg:height="1.391cm" svg:x="14.343cm" svg:y="14.556cm">
            <draw:text-box>
              <text:p>. . . </text:p>
            </draw:text-box>
          </draw:frame>
          <draw:custom-shape draw:style-name="gr2" draw:text-style-name="P3" draw:layer="layout" svg:width="6.798cm" svg:height="0.72cm" svg:x="10.944cm" svg:y="11.847cm">
            <text:p text:style-name="P3"><text:span text:style-name="T1">Network Access Ob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11.562cm" svg:y1="12.567cm" svg:x2="11.562cm" svg:y2="13.428cm">
            <text:p/>
          </draw:line>
          <draw:line draw:style-name="gr6" draw:text-style-name="P3" draw:layer="layout" svg:x1="13.205cm" svg:y1="12.567cm" svg:x2="13.205cm" svg:y2="13.428cm">
            <text:p/>
          </draw:line>
          <draw:line draw:style-name="gr6" draw:text-style-name="P3" draw:layer="layout" svg:x1="17.098cm" svg:y1="12.567cm" svg:x2="17.098cm" svg:y2="13.428cm">
            <text:p/>
          </draw:line>
          <draw:custom-shape draw:style-name="gr2" draw:text-style-name="P3" draw:layer="layout" svg:width="6.798cm" svg:height="0.861cm" svg:x="10.944cm" svg:y="18.064cm">
            <text:p text:style-name="P3">Network</text:p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562cm" svg:y1="17.202cm" svg:x2="11.562cm" svg:y2="18.063cm">
            <text:p/>
          </draw:line>
          <draw:line draw:style-name="gr6" draw:text-style-name="P3" draw:layer="layout" svg:x1="13.205cm" svg:y1="17.202cm" svg:x2="13.205cm" svg:y2="18.063cm">
            <text:p/>
          </draw:line>
          <draw:line draw:style-name="gr6" draw:text-style-name="P3" draw:layer="layout" svg:x1="17.158cm" svg:y1="17.202cm" svg:x2="17.158cm" svg:y2="18.063cm">
            <text:p/>
          </draw:line>
        </draw:g>
        <draw:custom-shape draw:style-name="gr7" draw:text-style-name="P4" draw:layer="layout" svg:width="1.292cm" svg:height="4.737cm" draw:transform="rotate (1.5707963267949) translate (11.927cm 5.356cm)">
          <text:p text:style-name="P4">GUID → NA[]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3cm" svg:y1="5.39cm" svg:x2="14.3cm" svg:y2="6.251cm">
          <text:p/>
        </draw:line>
        <draw:g>
          <draw:custom-shape draw:style-name="gr8" draw:text-style-name="P3" draw:layer="layout" svg:width="6.797cm" svg:height="0.856cm" draw:transform="rotate (1.5707963267949) translate (9.114cm 11.022cm)">
            <text:p text:style-name="P3">Data Access Obj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3.244cm" svg:height="0.975cm" draw:transform="rotate (1.5707963267949) translate (7.292cm 11.022cm)">
            <text:p text:style-name="P3">Cach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39cm" svg:height="3.987cm" draw:transform="rotate (1.5707963267949) translate (2.447cm 11.022cm)">
            <text:p text:style-name="P4">Ext. D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391cm" svg:height="3.995cm" draw:transform="rotate (1.5707963267949) translate (2.447cm 9.199cm)">
            <text:p text:style-name="P4">Ext. GN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391cm" svg:height="5.797cm" draw:transform="rotate (1.5707963267949) translate (2.47cm 7.315cm)">
            <text:p text:style-name="P4">In-Memory Ma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8.267cm" svg:y1="9.31cm" svg:x2="9.128cm" svg:y2="9.31cm">
            <text:p/>
          </draw:line>
          <draw:line draw:style-name="gr6" draw:text-style-name="P3" draw:layer="layout" svg:x1="8.267cm" svg:y1="6.572cm" svg:x2="9.128cm" svg:y2="6.572cm">
            <text:p/>
          </draw:line>
          <draw:line draw:style-name="gr6" draw:text-style-name="P3" draw:layer="layout" svg:x1="6.442cm" svg:y1="10.222cm" svg:x2="7.303cm" svg:y2="10.222cm">
            <text:p/>
          </draw:line>
          <draw:line draw:style-name="gr6" draw:text-style-name="P3" draw:layer="layout" svg:x1="6.442cm" svg:y1="8.458cm" svg:x2="7.303cm" svg:y2="8.458cm">
            <text:p/>
          </draw:line>
          <draw:custom-shape draw:style-name="gr10" draw:text-style-name="P4" draw:layer="layout" svg:width="1.39cm" svg:height="5.797cm" draw:transform="rotate (1.5707963267949) translate (2.469cm 5.611cm)">
            <text:p text:style-name="P4">In-Memory D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8.267cm" svg:y1="4.93cm" svg:x2="9.128cm" svg:y2="4.93cm">
            <text:p/>
          </draw:line>
        </draw:g>
        <draw:line draw:style-name="gr6" draw:text-style-name="P3" draw:layer="layout" svg:x1="14.36cm" svg:y1="10.986cm" svg:x2="14.36cm" svg:y2="11.847cm">
          <text:p/>
        </draw:line>
        <draw:line draw:style-name="gr12" draw:text-style-name="P3" draw:layer="layout" svg:x1="10.017cm" svg:y1="8.551cm" svg:x2="10.944cm" svg:y2="8.551cm">
          <text:p/>
        </draw:line>
        <draw:g>
          <draw:custom-shape draw:style-name="gr8" draw:text-style-name="P3" draw:layer="layout" svg:width="4.789cm" svg:height="0.927cm" svg:x="19.751cm" svg:y="7.519cm">
            <text:p text:style-name="P3">Partial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789cm" svg:height="0.927cm" svg:x="19.75cm" svg:y="6.301cm">
            <text:p text:style-name="P3">Complete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789cm" svg:height="0.927cm" svg:x="19.75cm" svg:y="8.734cm">
            <text:p text:style-name="P3">Near futur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79cm" svg:height="0.927cm" svg:x="19.748cm" svg:y="9.95cm">
            <text:p text:style-name="P3">Far futur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89cm" svg:height="6.952cm" svg:x="18.978cm" svg:y="4.534cm">
            <text:p/>
            <draw:enhanced-geometry svg:viewBox="0 0 21600 21600" draw:type="rectangle" draw:enhanced-path="M 0 0 L 21600 0 21600 21600 0 21600 0 0 Z N"/>
          </draw:custom-shape>
          <draw:frame draw:style-name="gr16" draw:layer="layout" svg:width="2.799cm" svg:height="1.17cm" svg:x="19.905cm" svg:y="4.843cm">
            <draw:text-box>
              <text:p>Statu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Server Component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Networking - Apache MINA (IPv4+UDP)</text:p>
                <text:list>
                  <text:list-item>
                    <text:p>Custom JNI for MF Routing</text:p>
                  </text:list-item>
                </text:list>
              </text:list-item>
              <text:list-item>
                <text:p>Longest Prefix (BGP) - Prefix Trie (3rd Party)</text:p>
              </text:list-item>
              <text:list-item>
                <text:p>Hashing - Java SE (MD5/SHA)</text:p>
              </text:list-item>
              <text:list-item>
                <text:p>Record Storage - Java SE (Map)</text:p>
                <text:list>
                  <text:list-item>
                    <text:p>Berkeley DB/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3">
        <office:forms form:automatic-focus="false" form:apply-design-mode="false"/>
        <draw:frame presentation:style-name="pr6" draw:layer="layout" svg:width="25.199cm" svg:height="3.506cm" svg:x="1.4cm" svg:y="0.937cm" presentation:class="title">
          <draw:text-box>
            <text:p>Performance Overview</text:p>
          </draw:text-box>
        </draw:frame>
        <draw:frame presentation:style-name="pr7" draw:text-style-name="P5" draw:layer="layout" svg:width="12.296cm" svg:height="12.251cm" svg:x="1.4cm" svg:y="4.914cm" presentation:class="outline" presentation:user-transformed="true">
          <draw:text-box>
            <text:list text:style-name="L2">
              <text:list-item>
                <text:p><text:span text:style-name="T2">Intel i7 (jfk.rutgers.edu)</text:span></text:p>
              </text:list-item>
              <text:list-item>
                <text:p><text:span text:style-name="T2">35-100</text:span><text:span text:style-name="T3">μs processing time up to saturation</text:span></text:p>
              </text:list-item>
              <text:list-item>
                <text:p><text:span text:style-name="T3">Saturates ~70kr/s for 1 worker</text:span></text:p>
              </text:list-item>
              <text:list-item>
                <text:p><text:span text:style-name="T3">Performance is very steady</text:span></text:p>
              </text:list-item>
              <text:list-item>
                <text:p><text:span text:style-name="T3">Scales readily with 2nd worker up to NIC limit (110kr/s)</text:span></text:p>
              </text:list-item>
            </text:list>
          </draw:text-box>
        </draw:frame>
        <draw:frame presentation:style-name="pr2" draw:text-style-name="P5" draw:layer="layout" svg:width="12.296cm" svg:height="12.251cm" svg:x="14.311cm" svg:y="4.914cm" presentation:class="outline" presentation:user-transformed="true">
          <draw:text-box>
            <text:list text:style-name="L2">
              <text:list-item>
                <text:p><text:span text:style-name="T2">Centaurhaul (sb1)</text:span></text:p>
              </text:list-item>
              <text:list-item>
                <text:p><text:span text:style-name="T2">500-800</text:span><text:span text:style-name="T3">μs processing time up to saturation</text:span></text:p>
              </text:list-item>
              <text:list-item>
                <text:p><text:span text:style-name="T3">Saturates ~1.1kr/s for 1 worker</text:span></text:p>
              </text:list-item>
              <text:list-item>
                <text:p><text:span text:style-name="T3">Performance highly variable</text:span></text:p>
              </text:list-item>
              <text:list-item>
                <text:p><text:span text:style-name="T3">2nd worker causes slowdown due to conten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3">
        <office:forms form:automatic-focus="false" form:apply-design-mode="false"/>
        <draw:frame presentation:style-name="pr6" draw:layer="layout" svg:width="25.199cm" svg:height="3.506cm" svg:x="1.4cm" svg:y="0.937cm" presentation:class="title">
          <draw:text-box>
            <text:p>Performance Overview (i7 jfk)</text:p>
          </draw:text-box>
        </draw:frame>
        <draw:frame presentation:style-name="pr8" draw:text-style-name="P6" draw:layer="layout" svg:width="12.316cm" svg:height="9.077cm" svg:x="1.4cm" svg:y="8.382cm" presentation:class="outline" presentation:user-transformed="true">
          <draw:text-box>
            <text:list text:style-name="L2">
              <text:list-header>
                <text:p><text:span text:style-name="T4">4,800 req/sec each client</text:span></text:p>
              </text:list-header>
              <text:list-item>
                <text:p><text:span text:style-name="T4">4.8k/s (1): ~35</text:span><text:span text:style-name="T5">μ</text:span><text:span text:style-name="T4">s (0% loss)</text:span></text:p>
              </text:list-item>
              <text:list-item>
                <text:p><text:span text:style-name="T4">39k/s (8): ~57</text:span><text:span text:style-name="T5">μ</text:span><text:span text:style-name="T4">s (1-3% loss)</text:span></text:p>
              </text:list-item>
              <text:list-item>
                <text:p><text:span text:style-name="T4">57k/s (12): ~82</text:span><text:span text:style-name="T5">μs (0-4% loss)</text:span></text:p>
              </text:list-item>
              <text:list-item>
                <text:p><text:span text:style-name="T5">64k/s (14): ~125μs (0-3% loss)</text:span></text:p>
              </text:list-item>
              <text:list-item>
                <text:p><text:span text:style-name="T5">69k/s (15): 130-400μs (0-2%)</text:span></text:p>
              </text:list-item>
              <text:list-item>
                <text:p><text:span text:style-name="T5">Saturates around 70k/s</text:span></text:p>
              </text:list-item>
            </text:list>
          </draw:text-box>
        </draw:frame>
        <draw:frame presentation:style-name="pr9" draw:text-style-name="P7" draw:layer="layout" svg:width="11.808cm" svg:height="3.886cm" svg:x="1.4cm" svg:y="3.734cm" presentation:class="outline" presentation:user-transformed="true">
          <draw:text-box>
            <text:p text:style-name="P3"><text:span text:style-name="T6">In-memory storage</text:span></text:p>
            <text:p text:style-name="P3"><text:span text:style-name="T6">Everything resolves to local server</text:span></text:p>
            <text:p text:style-name="P3"><text:span text:style-name="T6">26K AS entries, 306K prefixes</text:span></text:p>
          </draw:text-box>
        </draw:frame>
        <draw:frame presentation:style-name="pr9" draw:text-style-name="P7" draw:layer="layout" svg:width="12.7cm" svg:height="3.886cm" svg:x="14.224cm" svg:y="3.734cm" presentation:class="outline" presentation:user-transformed="true">
          <draw:text-box>
            <text:p text:style-name="P3"><text:span text:style-name="T6">2 Threads: Protocol, Worker</text:span></text:p>
            <text:p text:style-name="P3"><text:span text:style-name="T6">Java 1.6 (x64) 64MB Heap</text:span></text:p>
            <text:p text:style-name="P3"><text:span text:style-name="T6">Clients send 100k lookups, Stats 1/s</text:span></text:p>
          </draw:text-box>
        </draw:frame>
        <draw:frame presentation:style-name="pr8" draw:text-style-name="P6" draw:layer="layout" svg:width="12.316cm" svg:height="10.445cm" svg:x="14.354cm" svg:y="8.306cm" presentation:class="outline" presentation:user-transformed="true">
          <draw:text-box>
            <text:list text:style-name="L2">
              <text:list-header>
                <text:p><text:span text:style-name="T4">2,400 req/sec each client</text:span></text:p>
              </text:list-header>
              <text:list-item>
                <text:p><text:span text:style-name="T4">2.4k/s (1): 38</text:span><text:span text:style-name="T5">μ</text:span><text:span text:style-name="T4">s (0% loss)</text:span></text:p>
              </text:list-item>
              <text:list-item>
                <text:p><text:span text:style-name="T4">19k/s (8): 42</text:span><text:span text:style-name="T5">μ</text:span><text:span text:style-name="T4">s (~0% loss)</text:span></text:p>
              </text:list-item>
              <text:list-item>
                <text:p><text:span text:style-name="T4">38k/s (16): ~61</text:span><text:span text:style-name="T5">μ</text:span><text:span text:style-name="T4">s (~0% loss)</text:span></text:p>
              </text:list-item>
              <text:list-item>
                <text:p><text:span text:style-name="T4">57k/s (24): ~85</text:span><text:span text:style-name="T5">μ</text:span><text:span text:style-name="T4">s (~0% loss)</text:span></text:p>
              </text:list-item>
              <text:list-item>
                <text:p><text:span text:style-name="T4">70k/s (30): 150</text:span><text:span text:style-name="T5">μ</text:span><text:span text:style-name="T4">s-2s (0.05%)</text:span></text:p>
              </text:list-item>
              <text:list-item>
                <text:p><text:span text:style-name="T4">Saturates around 70k/s</text:span></text:p>
                <text:p><text:span text:style-name="T4"/></text:p>
              </text:list-item>
            </text:list>
          </draw:text-box>
        </draw:frame>
        <draw:frame draw:style-name="gr17" draw:text-style-name="P8" draw:layer="layout" svg:width="24.384cm" svg:height="1.825cm" svg:x="2.032cm" svg:y="18.034cm">
          <draw:text-box>
            <text:p><text:span text:style-name="T6">3 Threads: 2 Workers, 2 Hosts x 10/11 client = 103k/s @ 35</text:span><text:span text:style-name="T7">μ</text:span><text:span text:style-name="T6">s (0-3%)</text:span></text:p>
            <text:p><text:span text:style-name="T6">110k/s is limit for host (~8MB/s requests + ~4MB/s respons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3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Benefits and Challenges</text:p>
          </draw:text-box>
        </draw:frame>
        <draw:frame presentation:style-name="pr2" draw:text-style-name="P10" draw:layer="layout" svg:width="12.296cm" svg:height="12.18cm" svg:x="1.4cm" svg:y="4.914cm" presentation:class="outline">
          <draw:text-box>
            <text:list text:style-name="L2">
              <text:list-item>
                <text:p><text:span text:style-name="T8">Portable Code</text:span></text:p>
              </text:list-item>
              <text:list-item>
                <text:p><text:span text:style-name="T8">Large standard library</text:span></text:p>
              </text:list-item>
              <text:list-item>
                <text:p><text:span text:style-name="T8">Many 3rd-party libraries easily integrate</text:span></text:p>
              </text:list-item>
              <text:list-item>
                <text:p><text:span text:style-name="T8">Stronger OO focus makes “black boxes” easier</text:span></text:p>
              </text:list-item>
            </text:list>
          </draw:text-box>
        </draw:frame>
        <draw:frame presentation:style-name="pr2" draw:text-style-name="P10" draw:layer="layout" svg:width="12.296cm" svg:height="12.895cm" svg:x="14.311cm" svg:y="4.914cm" presentation:class="outline" presentation:user-transformed="true">
          <draw:text-box>
            <text:list text:style-name="L2">
              <text:list-item>
                <text:p><text:span text:style-name="T8">Non-IP networking requires JNI</text:span></text:p>
              </text:list-item>
              <text:list-item>
                <text:p><text:span text:style-name="T8">Performance penalty ~50% compared to C/C++</text:span></text:p>
              </text:list-item>
              <text:list-item>
                <text:p><text:span text:style-name="T8">GENI image doesn’t include Java (yet?)</text:span></text:p>
              </text:list-item>
              <text:list-item>
                <text:p><text:span text:style-name="T8">Maintain separate C/C++ hea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3">
        <office:forms form:automatic-focus="false" form:apply-design-mode="false"/>
        <draw:frame presentation:style-name="pr6" draw:layer="layout" svg:width="25.199cm" svg:height="3.506cm" svg:x="1.4cm" svg:y="0.937cm" presentation:class="title">
          <draw:text-box>
            <text:p>Open Questions</text:p>
          </draw:text-box>
        </draw:frame>
        <draw:frame presentation:style-name="pr10" draw:text-style-name="P11" draw:layer="layout" svg:width="12.296cm" svg:height="12.18cm" svg:x="1.4cm" svg:y="4.914cm" presentation:class="outline">
          <draw:text-box>
            <text:list text:style-name="L3">
              <text:list-item>
                <text:p text:style-name="P11"><text:span text:style-name="T9">How should GUID hashing relate to networking?</text:span></text:p>
                <text:list>
                  <text:list-item>
                    <text:p text:style-name="P11"><text:span text:style-name="T10">Separate component?</text:span></text:p>
                  </text:list-item>
                  <text:list-item>
                    <text:p text:style-name="P11"><text:span text:style-name="T10">Internal to NAO?</text:span></text:p>
                  </text:list-item>
                </text:list>
              </text:list-item>
              <text:list-item>
                <text:p><text:span text:style-name="T11">How to handle GUID → GUID mapping?</text:span></text:p>
                <text:list>
                  <text:list-item>
                    <text:p><text:span text:style-name="T10">e.g., GUID → GUID → IPv4</text:span></text:p>
                  </text:list-item>
                  <text:list-item>
                    <text:p><text:span text:style-name="T10">What component resolves?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12.296cm" svg:height="12.18cm" svg:x="14.224cm" svg:y="4.838cm" presentation:class="outline" presentation:user-transformed="true">
          <draw:text-box>
            <text:list text:style-name="L3">
              <text:list-item>
                <text:p text:style-name="P11"><text:span text:style-name="T9">Any “session” state allowed?</text:span></text:p>
              </text:list-item>
              <text:list-item>
                <text:p><text:span text:style-name="T9">With direct responses, should “proxy” servers communicate with send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and Red Gradient</dc:title>
    <dc:description>Presentation Layout Template</dc:description>
    <meta:creation-date>2012-11-07T20:34:09</meta:creation-date>
    <dc:language>en-US</dc:language>
    <meta:editing-cycles>71</meta:editing-cycles>
    <meta:editing-duration>PT2H28M43S</meta:editing-duration>
    <meta:initial-creator>Robert Moore</meta:initial-creator>
    <dc:date>2012-11-08T12:29:44</dc:date>
    <dc:creator>Robert Moore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../../../../../usr/lib/libreoffice/share/template/common/layout/lyt-sunrise.otp"/>
  </office:meta>
</office:document-meta>
</file>